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890000002415B463DAC620F4AB.png" manifest:media-type="image/png"/>
  <manifest:file-entry manifest:full-path="Pictures/10000201000000660000002E00233E6A3A1118EF.png" manifest:media-type="image/png"/>
  <manifest:file-entry manifest:full-path="Pictures/1000020100000096000000346185C64DF9A3FC19.png" manifest:media-type="image/png"/>
  <manifest:file-entry manifest:full-path="Pictures/100002010000008100000025C7E36C0423D47754.png" manifest:media-type="image/png"/>
  <manifest:file-entry manifest:full-path="Pictures/100002010000008300000023A12A1D438BA34CCA.png" manifest:media-type="image/png"/>
  <manifest:file-entry manifest:full-path="Pictures/10000201000002A0000002A08CACE00DCAEFE6C0.png" manifest:media-type="image/png"/>
  <manifest:file-entry manifest:full-path="Pictures/100015930000F1800000F180F5B1F916E38CF0A8.pdf" manifest:media-type="application/pd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167cm, 0cm)" draw:image-opacity="100%" style:mirror="none"/>
    </style:style>
    <style:style style:name="gr2" style:family="graphic" style:parent-style-name="standard">
      <style:graphic-properties draw:fill="none" draw:textarea-vertical-align="middle" draw:auto-grow-height="false" fo:min-height="2.026cm" fo:min-width="0cm"/>
    </style:style>
    <style:style style:name="gr3" style:family="graphic" style:parent-style-name="standard">
      <style:graphic-properties draw:fill="none" draw:textarea-vertical-align="middle" draw:auto-grow-height="false" fo:min-height="1.742cm" fo:min-width="0cm"/>
    </style:style>
    <style:style style:name="gr4" style:family="graphic" style:parent-style-name="standard">
      <style:graphic-properties draw:fill="none" draw:textarea-vertical-align="middle" draw:auto-grow-height="false" fo:min-height="4.39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34cm"/>
      <style:paragraph-properties style:writing-mode="lr-tb"/>
    </style:style>
    <style:style style:name="gr6" style:family="graphic" style:parent-style-name="objectwithoutfill">
      <style:graphic-properties draw:stroke="dash" draw:stroke-dash="Dash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599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653cm, 0cm, 1.009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P3" style:family="paragraph">
      <style:text-properties fo:font-size="9pt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  <style:text-properties fo:font-size="9pt" style:font-size-asian="18pt" style:font-size-complex="18pt"/>
    </style:style>
    <style:style style:name="P5" style:family="paragraph">
      <style:paragraph-properties fo:text-align="center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9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1.004cm" svg:height="10.084cm" svg:x="0.596cm" svg:y="-0.084cm">
          <draw:image xlink:href="Pictures/100015930000F1800000F180F5B1F916E38CF0A8.pdf" xlink:type="simple" xlink:show="embed" xlink:actuate="onLoad" draw:mime-type="application/pdf">
            <text:p/>
          </draw:image>
          <draw:image xlink:href="Pictures/10000201000002A0000002A08CACE00DCAEFE6C0.png" xlink:type="simple" xlink:show="embed" xlink:actuate="onLoad" draw:mime-type="image/png"/>
        </draw:frame>
        <draw:custom-shape draw:style-name="gr2" draw:text-style-name="P1" draw:layer="layout" svg:width="0.6cm" svg:height="2.4cm" draw:transform="rotate (-1.5707963267949) translate (4cm 9.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1" draw:layer="layout" svg:width="0.6cm" svg:height="2.1cm" draw:transform="rotate (-1.5707963267949) translate (6.1cm 9.90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6cm" svg:height="4.9cm" draw:transform="rotate (-1.5707963267949) translate (11cm 9.90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2" draw:layer="layout" svg:width="2.047cm" svg:height="0.962cm" svg:x="1.7cm" svg:y="10.438cm">
          <draw:text-box>
            <text:p><text:span text:style-name="T1">Preis 1</text:span></text:p>
          </draw:text-box>
        </draw:frame>
        <draw:frame draw:style-name="gr5" draw:text-style-name="P2" draw:layer="layout" svg:width="2.047cm" svg:height="0.962cm" svg:x="4.2cm" svg:y="10.438cm">
          <draw:text-box>
            <text:p><text:span text:style-name="T1">Preis 2</text:span></text:p>
          </draw:text-box>
        </draw:frame>
        <draw:frame draw:style-name="gr5" draw:text-style-name="P2" draw:layer="layout" svg:width="2.047cm" svg:height="0.962cm" svg:x="7.7cm" svg:y="10.438cm">
          <draw:text-box>
            <text:p><text:span text:style-name="T1">Preis 3</text:span></text:p>
          </draw:text-box>
        </draw:frame>
        <draw:line draw:style-name="gr6" draw:text-style-name="P1" draw:layer="layout" svg:x1="4cm" svg:y1="9.9cm" svg:x2="4.1cm" svg:y2="6cm">
          <text:p/>
        </draw:line>
        <draw:line draw:style-name="gr6" draw:text-style-name="P1" draw:layer="layout" svg:x1="6.1cm" svg:y1="9.9cm" svg:x2="6cm" svg:y2="0.6cm">
          <text:p/>
        </draw:line>
        <draw:frame draw:style-name="gr7" draw:text-style-name="P4" draw:layer="layout" svg:width="3.398cm" svg:height="2.384cm" svg:x="11.4cm" svg:y="5.9cm">
          <draw:text-box>
            <text:p text:style-name="P3"><text:span text:style-name="T2">G: Gewinn</text:span></text:p>
            <text:p text:style-name="P3"><text:span text:style-name="T2">E: Erlös</text:span></text:p>
            <text:p text:style-name="P3"><text:span text:style-name="T2">K: Kosten</text:span></text:p>
            <text:p text:style-name="P3"><text:span text:style-name="T2">WG: wirtschaftliches</text:span></text:p>
            <text:p text:style-name="P3"><text:span text:style-name="T2">Gewicht</text:span></text:p>
          </draw:text-box>
        </draw:frame>
        <draw:frame draw:style-name="gr8" draw:text-style-name="P5" draw:layer="layout" svg:width="1.899cm" svg:height="1.1cm" svg:x="3.3cm" svg:y="0.485cm">
          <draw:image xlink:href="Pictures/1000020100000096000000346185C64DF9A3FC19.png" xlink:type="simple" xlink:show="embed" xlink:actuate="onLoad" draw:mime-type="image/png">
            <text:p/>
          </draw:image>
        </draw:frame>
        <draw:frame draw:style-name="gr9" draw:text-style-name="P5" draw:layer="layout" svg:width="2.615cm" svg:height="1.179cm" svg:x="7.685cm" svg:y="0.531cm">
          <draw:image xlink:href="Pictures/10000201000000660000002E00233E6A3A1118EF.png" xlink:type="simple" xlink:show="embed" xlink:actuate="onLoad" draw:mime-type="image/png">
            <text:p text:style-name="P5"/>
          </draw:image>
        </draw:frame>
        <draw:frame draw:style-name="gr10" draw:text-style-name="P5" draw:layer="layout" svg:width="3.616cm" svg:height="0.965cm" svg:x="1.384cm" svg:y="1.6cm">
          <draw:image xlink:href="Pictures/100002010000008300000023A12A1D438BA34CCA.png" xlink:type="simple" xlink:show="embed" xlink:actuate="onLoad" draw:mime-type="image/png">
            <text:p/>
          </draw:image>
        </draw:frame>
        <draw:frame draw:style-name="gr10" draw:text-style-name="P5" draw:layer="layout" svg:width="3.561cm" svg:height="1.021cm" svg:x="8.039cm" svg:y="1.7cm">
          <draw:image xlink:href="Pictures/100002010000008100000025C7E36C0423D47754.png" xlink:type="simple" xlink:show="embed" xlink:actuate="onLoad" draw:mime-type="image/png">
            <text:p/>
          </draw:image>
        </draw:frame>
        <draw:frame draw:style-name="gr10" draw:text-style-name="P5" draw:layer="layout" svg:width="3.781cm" svg:height="0.993cm" svg:x="10.419cm" svg:y="4.2cm">
          <draw:image xlink:href="Pictures/10000201000000890000002415B463DAC620F4A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06-02T14:14:04.062536434</dc:date>
    <meta:editing-duration>PT21M35S</meta:editing-duration>
    <meta:editing-cycles>7</meta:editing-cycles>
    <meta:generator>LibreOffice/7.1.1.2$MacOSX_X86_64 LibreOffice_project/fe0b08f4af1bacafe4c7ecc87ce55bb426164676</meta:generator>
    <meta:document-statistic meta:object-count="15"/>
  </office:meta>
</office:document-meta>
</file>